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1pt" fo:font-weight="bold" officeooo:rsid="001a7a9e" officeooo:paragraph-rsid="001a7a9e" style:font-size-asian="11pt" style:font-weight-asian="bold" style:font-size-complex="11pt" style:font-weight-complex="bold"/>
    </style:style>
    <style:style style:name="P2" style:family="paragraph" style:parent-style-name="Standard">
      <style:paragraph-properties fo:line-height="115%" fo:text-align="center" style:justify-single-word="false"/>
      <style:text-properties fo:font-size="11pt" fo:font-weight="bold" officeooo:rsid="001a7a9e" officeooo:paragraph-rsid="0033a377" style:font-size-asian="11pt" style:font-weight-asian="bold" style:font-size-complex="11pt" style:font-weight-complex="bold"/>
    </style:style>
    <style:style style:name="P3" style:family="paragraph" style:parent-style-name="Standard">
      <style:paragraph-properties fo:line-height="115%" fo:text-align="center" style:justify-single-word="false"/>
      <style:text-properties fo:font-size="11pt" fo:font-weight="bold" officeooo:rsid="001a7a9e" officeooo:paragraph-rsid="00348ac4" style:font-size-asian="11pt" style:font-weight-asian="bold" style:font-size-complex="11pt" style:font-weight-complex="bold"/>
    </style:style>
    <style:style style:name="P4" style:family="paragraph" style:parent-style-name="Standard">
      <style:paragraph-properties fo:line-height="115%" fo:text-align="center" style:justify-single-word="false"/>
      <style:text-properties fo:font-size="11pt" fo:font-weight="bold" officeooo:rsid="001a7a9e" officeooo:paragraph-rsid="003aa64d" style:font-size-asian="11pt" style:font-weight-asian="bold" style:font-size-complex="11pt" style:font-weight-complex="bold"/>
    </style:style>
    <style:style style:name="P5" style:family="paragraph" style:parent-style-name="Standard">
      <style:paragraph-properties fo:line-height="115%" fo:text-align="justify" style:justify-single-word="false"/>
      <style:text-properties fo:font-size="11pt" officeooo:rsid="001a7a9e" officeooo:paragraph-rsid="001a7a9e" style:font-size-asian="11pt" style:font-size-complex="11pt"/>
    </style:style>
    <style:style style:name="P6" style:family="paragraph" style:parent-style-name="Standard">
      <style:paragraph-properties fo:line-height="115%" fo:text-align="justify" style:justify-single-word="false"/>
      <style:text-properties fo:font-size="11pt" officeooo:rsid="001a7a9e" officeooo:paragraph-rsid="001be0ce" style:font-size-asian="11pt" style:font-size-complex="11pt"/>
    </style:style>
    <style:style style:name="P7" style:family="paragraph" style:parent-style-name="Standard">
      <style:paragraph-properties fo:line-height="115%" fo:text-align="justify" style:justify-single-word="false"/>
      <style:text-properties fo:font-size="11pt" officeooo:rsid="001a7a9e" officeooo:paragraph-rsid="002c39f8" style:font-size-asian="11pt" style:font-size-complex="11pt"/>
    </style:style>
    <style:style style:name="P8" style:family="paragraph" style:parent-style-name="Standard">
      <style:paragraph-properties fo:line-height="115%" fo:text-align="justify" style:justify-single-word="false"/>
      <style:text-properties fo:font-size="11pt" officeooo:rsid="001a7a9e" officeooo:paragraph-rsid="00322985" style:font-size-asian="11pt" style:font-size-complex="11pt"/>
    </style:style>
    <style:style style:name="P9" style:family="paragraph" style:parent-style-name="Standard">
      <style:paragraph-properties fo:line-height="115%" fo:text-align="justify" style:justify-single-word="false"/>
      <style:text-properties fo:font-size="11pt" officeooo:rsid="001a7a9e" officeooo:paragraph-rsid="0033a377" style:font-size-asian="11pt" style:font-size-complex="11pt"/>
    </style:style>
    <style:style style:name="P10" style:family="paragraph" style:parent-style-name="Standard">
      <style:paragraph-properties fo:line-height="115%" fo:text-align="justify" style:justify-single-word="false"/>
      <style:text-properties fo:font-size="11pt" officeooo:rsid="001a7a9e" officeooo:paragraph-rsid="00348ac4" style:font-size-asian="11pt" style:font-size-complex="11pt"/>
    </style:style>
    <style:style style:name="P11" style:family="paragraph" style:parent-style-name="Standard">
      <style:paragraph-properties fo:line-height="115%" fo:text-align="justify" style:justify-single-word="false"/>
      <style:text-properties fo:font-size="11pt" officeooo:rsid="001a7a9e" officeooo:paragraph-rsid="0036568b" style:font-size-asian="11pt" style:font-size-complex="11pt"/>
    </style:style>
    <style:style style:name="P12" style:family="paragraph" style:parent-style-name="Standard">
      <style:paragraph-properties fo:line-height="115%" fo:text-align="justify" style:justify-single-word="false"/>
      <style:text-properties fo:font-size="11pt" officeooo:rsid="001a7a9e" officeooo:paragraph-rsid="003aa64d" style:font-size-asian="11pt" style:font-size-complex="11pt"/>
    </style:style>
    <style:style style:name="T1" style:family="text">
      <style:text-properties officeooo:rsid="001be0ce"/>
    </style:style>
    <style:style style:name="T2" style:family="text">
      <style:text-properties officeooo:rsid="001d1413"/>
    </style:style>
    <style:style style:name="T3" style:family="text">
      <style:text-properties officeooo:rsid="001f5d60"/>
    </style:style>
    <style:style style:name="T4" style:family="text">
      <style:text-properties officeooo:rsid="00210d2b"/>
    </style:style>
    <style:style style:name="T5" style:family="text">
      <style:text-properties officeooo:rsid="0022fca8"/>
    </style:style>
    <style:style style:name="T6" style:family="text">
      <style:text-properties officeooo:rsid="002469c3"/>
    </style:style>
    <style:style style:name="T7" style:family="text">
      <style:text-properties officeooo:rsid="002607d0"/>
    </style:style>
    <style:style style:name="T8" style:family="text">
      <style:text-properties fo:font-style="italic" style:font-style-asian="italic" style:font-style-complex="italic"/>
    </style:style>
    <style:style style:name="T9" style:family="text">
      <style:text-properties officeooo:rsid="002bbae7"/>
    </style:style>
    <style:style style:name="T10" style:family="text">
      <style:text-properties officeooo:rsid="002c39f8"/>
    </style:style>
    <style:style style:name="T11" style:family="text">
      <style:text-properties officeooo:rsid="002fb461"/>
    </style:style>
    <style:style style:name="T12" style:family="text">
      <style:text-properties officeooo:rsid="002fed78"/>
    </style:style>
    <style:style style:name="T13" style:family="text">
      <style:text-properties officeooo:rsid="003185d2"/>
    </style:style>
    <style:style style:name="T14" style:family="text">
      <style:text-properties officeooo:rsid="003229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texte à trous : quels sont les noms propres manquants ?</text:p>
      <text:p text:style-name="P1">Les amours de Mars et de Vénus</text:p>
      <text:p text:style-name="P1"/>
      <text:p text:style-name="P5"><text:tab/>Cette histoire nous est racontée par Homère, l’auteur de l’<text:span text:style-name="T8">Iliade</text:span> et de l’<text:span text:style-name="T8">Odyssée</text:span>.</text:p>
      <text:p text:style-name="P6"><text:tab/>Dans l’<text:span text:style-name="T8">Odyssée</text:span>, la plus belle des déesses, Vénus, est l’épouse du plus laid des dieux, Vulcain. Celui-ci <text:span text:style-name="T1">avait été jeté par son père, Jupiter, du haut de l’Olympe, suite à une dispute avec son épouse, Junon.</text:span></text:p>
      <text:p text:style-name="P7"><text:span text:style-name="T1"><text:tab/>Vulcain avait donc </text:span><text:span text:style-name="T3">pour </text:span><text:span text:style-name="T1">épouse Vénus mais cette dernière était volage. </text:span><text:span text:style-name="T5">Le dieu du Soleil </text:span><text:span text:style-name="T9">la </text:span><text:span text:style-name="T5">surprit ainsi, allongé</text:span><text:span text:style-name="T9">e aux côtés du dieu de la guerre, Mars</text:span><text:span text:style-name="T5">. </text:span><text:span text:style-name="T10">Apollon prévint donc</text:span><text:span text:style-name="T5"> </text:span><text:span text:style-name="T2">Vulcain </text:span><text:span text:style-name="T10">et ce dernier</text:span><text:span text:style-name="T2"> demanda </text:span><text:span text:style-name="T10">alors </text:span><text:span text:style-name="T2">au dieu d</text:span><text:span text:style-name="T5">u Soleil et de </text:span><text:span text:style-name="T6">la Beauté</text:span><text:span text:style-name="T2">, Apollon, de surveiller son épouse.</text:span></text:p>
      <text:p text:style-name="P8"><text:span text:style-name="T4"><text:tab/>Un jour où Vulcain avait quitté son domicile, Mars en profita pour entrer chez </text:span><text:span text:style-name="T7">le dieu forgeron</text:span><text:span text:style-name="T4"> et passer un moment agréable, au lit, avec Vénus. Là, un piège les attendait : le dieu des artisans, Vulcain, avait en effet créé un filet qui tomba sur le lit et emprisonna les deux amoureux. </text:span><text:span text:style-name="T11">Du haut du ciel, </text:span><text:span text:style-name="T4">Apollon, voyant que Mars était entré chez Vulcain, alerta aussitôt ce dernier. Le filet tomba </text:span><text:span text:style-name="T12">alors </text:span><text:span text:style-name="T13">sur</text:span><text:span text:style-name="T4"> Mars et Vénus </text:span><text:span text:style-name="T13">qui furent emprisonnés tels des poissons.</text:span></text:p>
      <text:p text:style-name="P8"><text:span text:style-name="T4"><text:tab/>Vulcain arriva aussitôt après et alerta les autres dieux pour qu’ils viennent voir ce piteux spectacle. C’est Neptune, le dieu de la mer, qui insista pour que les deux amants soient relâchés.</text:span></text:p>
      <text:p text:style-name="P8"/>
      <text:p text:style-name="P8"/>
      <text:p text:style-name="P8"/>
      <text:p text:style-name="P8"/>
      <text:p text:style-name="P2">Un texte à trous : quels sont les noms propres manquants ?</text:p>
      <text:p text:style-name="P2">Les amours de Mars et de Vénus</text:p>
      <text:p text:style-name="P2"/>
      <text:p text:style-name="P9"><text:tab/>Cette histoire nous est racontée par Homère, l’auteur de l’<text:span text:style-name="T8">Iliade</text:span> et de l’<text:span text:style-name="T8">Odyssée</text:span>.</text:p>
      <text:p text:style-name="P9"><text:tab/>Dans l’<text:span text:style-name="T8">Odyssée</text:span>, la plus belle des déesses, Vénus, est l’épouse du plus laid des dieux, Vulcain. Celui-ci <text:span text:style-name="T1">avait été jeté par son père, Jupiter, du haut de l’Olympe, suite à une dispute avec son épouse, Junon.</text:span></text:p>
      <text:p text:style-name="P9"><text:span text:style-name="T1"><text:tab/>Vulcain avait donc </text:span><text:span text:style-name="T3">pour </text:span><text:span text:style-name="T1">épouse Vénus mais cette dernière était volage. </text:span><text:span text:style-name="T5">Le dieu du Soleil </text:span><text:span text:style-name="T9">la </text:span><text:span text:style-name="T5">surprit ainsi, allongé</text:span><text:span text:style-name="T9">e aux côtés du dieu de la guerre, Mars</text:span><text:span text:style-name="T5">. </text:span><text:span text:style-name="T10">Apollon prévint donc</text:span><text:span text:style-name="T5"> </text:span><text:span text:style-name="T2">Vulcain </text:span><text:span text:style-name="T10">et ce dernier</text:span><text:span text:style-name="T2"> demanda </text:span><text:span text:style-name="T10">alors </text:span><text:span text:style-name="T2">au dieu d</text:span><text:span text:style-name="T5">u Soleil et de </text:span><text:span text:style-name="T6">la Beauté</text:span><text:span text:style-name="T2"> de surveiller son épouse.</text:span></text:p>
      <text:p text:style-name="P9"><text:span text:style-name="T4"><text:tab/>Un jour où Vulcain avait quitté son domicile, Mars en profita pour entrer chez </text:span><text:span text:style-name="T7">le dieu forgeron</text:span><text:span text:style-name="T4"> et passer un moment agréable, au lit, avec Vénus. Là, un piège les attendait : le dieu des artisans, Vulcain, avait en effet créé un filet qui tomba sur le lit et emprisonna les deux amoureux. </text:span><text:span text:style-name="T11">Du haut du ciel, </text:span><text:span text:style-name="T4">Apollon, voyant que Mars était entré chez Vulcain, alerta aussitôt ce dernier. Le filet tomba </text:span><text:span text:style-name="T12">alors </text:span><text:span text:style-name="T13">sur</text:span><text:span text:style-name="T4"> Mars et Vénus </text:span><text:span text:style-name="T13">qui furent emprisonnés tels des poissons.</text:span></text:p>
      <text:p text:style-name="P9"><text:span text:style-name="T4"><text:tab/>Vulcain arriva aussitôt après et alerta les autres dieux pour qu’ils viennent voir ce piteux spectacle. C’est Neptune, le dieu de la mer, qui insista pour que les deux amants soient relâchés.</text:span></text:p>
      <text:p text:style-name="P9"/>
      <text:p text:style-name="P9"/>
      <text:p text:style-name="P4"><text:soft-page-break/>Un texte à trous : quels sont les noms propres manquants ?</text:p>
      <text:p text:style-name="P4">Les amours de Mars et de Vénus</text:p>
      <text:p text:style-name="P4"/>
      <text:p text:style-name="P12"><text:tab/>Cette histoire nous est racontée par __________, l’auteur de l’<text:span text:style-name="T8">__________</text:span> et de l’<text:span text:style-name="T8">Odyssée</text:span>.</text:p>
      <text:p text:style-name="P12"><text:tab/>Dans l’<text:span text:style-name="T8">Odyssée</text:span>, la plus belle des déesses, __________, est l’épouse du plus laid des dieux, __________. Celui-ci <text:span text:style-name="T1">avait été jeté par son père, </text:span>__________<text:span text:style-name="T1">, du haut de l’Olympe, suite à une dispute avec son épouse, </text:span>__________<text:span text:style-name="T1">.</text:span></text:p>
      <text:p text:style-name="P12"><text:span text:style-name="T1"><text:tab/></text:span>__________<text:span text:style-name="T1"> avait donc </text:span><text:span text:style-name="T3">pour </text:span><text:span text:style-name="T1">épouse </text:span>__________<text:span text:style-name="T1"> mais cette dernière était volage. </text:span><text:span text:style-name="T5">Le dieu du Soleil </text:span><text:span text:style-name="T9">la </text:span><text:span text:style-name="T5">surprit ainsi, allongé</text:span><text:span text:style-name="T9">e aux côtés du dieu de la guerre, </text:span>__________<text:span text:style-name="T5">. </text:span>__________<text:span text:style-name="T10"> prévint donc</text:span><text:span text:style-name="T5"> </text:span><text:span text:style-name="T2">Vulcain </text:span><text:span text:style-name="T10">et ce dernier</text:span><text:span text:style-name="T2"> demanda </text:span><text:span text:style-name="T10">alors </text:span><text:span text:style-name="T2">au dieu d</text:span><text:span text:style-name="T5">u Soleil et de </text:span><text:span text:style-name="T6">la Beauté </text:span><text:span text:style-name="T2">de surveiller son épouse.</text:span></text:p>
      <text:p text:style-name="P12"><text:span text:style-name="T4"><text:tab/>Un jour où </text:span>__________<text:span text:style-name="T4"> avait quitté son domicile, </text:span>__________<text:span text:style-name="T4"> en profita pour entrer chez </text:span><text:span text:style-name="T7">le dieu forgeron</text:span><text:span text:style-name="T4"> et passer un moment agréable, au lit, avec </text:span>__________<text:span text:style-name="T4">. Là, un piège les attendait : le dieu des artisans, </text:span>__________<text:span text:style-name="T4">, avait en effet créé un filet qui tomba sur le lit et emprisonna les deux amoureux. </text:span><text:span text:style-name="T11">Du haut du ciel, </text:span>__________<text:span text:style-name="T4">, voyant que </text:span>__________<text:span text:style-name="T4"> était entré chez </text:span>__________<text:span text:style-name="T4">, alerta aussitôt ce dernier. Le filet tomba </text:span><text:span text:style-name="T12">alors </text:span><text:span text:style-name="T13">sur</text:span><text:span text:style-name="T4"> </text:span>__________<text:span text:style-name="T4"> et </text:span>__________<text:span text:style-name="T4"> </text:span><text:span text:style-name="T13">qui furent emprisonnés tels des poissons.</text:span></text:p>
      <text:p text:style-name="P12"><text:span text:style-name="T4"><text:tab/></text:span>__________<text:span text:style-name="T4"> arriva aussitôt après et alerta les autres dieux pour qu’ils viennent voir ce piteux spectacle. C’est </text:span>__________<text:span text:style-name="T4">, le dieu de la mer, qui insista pour que les deux amants soient relâchés.</text:span></text:p>
      <text:p text:style-name="P10"/>
      <text:p text:style-name="P10"/>
      <text:p text:style-name="P10"/>
      <text:p text:style-name="P3">Un texte à trous : quels sont les noms propres manquants ?</text:p>
      <text:p text:style-name="P3">Les amours de Mars et de Vénus</text:p>
      <text:p text:style-name="P3"/>
      <text:p text:style-name="P10"><text:tab/>Cette histoire nous est racontée par __________, l’auteur de l’<text:span text:style-name="T8">__________</text:span> et de l’<text:span text:style-name="T8">Odyssée</text:span>.</text:p>
      <text:p text:style-name="P10"><text:tab/>Dans l’<text:span text:style-name="T8">Odyssée</text:span>, la plus belle des déesses, __________, est l’épouse du plus laid des dieux, __________. Celui-ci <text:span text:style-name="T1">avait été jeté par son père, </text:span>__________<text:span text:style-name="T1">, du haut de l’Olympe, suite à une dispute avec son épouse, </text:span>__________<text:span text:style-name="T1">.</text:span></text:p>
      <text:p text:style-name="P11"><text:span text:style-name="T1"><text:tab/></text:span>__________<text:span text:style-name="T1"> avait donc </text:span><text:span text:style-name="T3">pour </text:span><text:span text:style-name="T1">épouse </text:span>__________<text:span text:style-name="T1"> mais cette dernière était volage. </text:span><text:span text:style-name="T5">Le dieu du Soleil </text:span><text:span text:style-name="T9">la </text:span><text:span text:style-name="T5">surprit ainsi, allongé</text:span><text:span text:style-name="T9">e aux côtés du dieu de la guerre, </text:span>__________<text:span text:style-name="T5">. </text:span>__________<text:span text:style-name="T10"> prévint donc</text:span><text:span text:style-name="T5"> </text:span><text:span text:style-name="T2">Vulcain </text:span><text:span text:style-name="T10">et ce dernier</text:span><text:span text:style-name="T2"> demanda </text:span><text:span text:style-name="T10">alors </text:span><text:span text:style-name="T2">au dieu d</text:span><text:span text:style-name="T5">u Soleil et de </text:span><text:span text:style-name="T6">la Beauté </text:span><text:span text:style-name="T2">de surveiller son épouse.</text:span></text:p>
      <text:p text:style-name="P12"><text:span text:style-name="T4"><text:tab/>Un jour où </text:span>__________<text:span text:style-name="T4"> avait quitté son domicile, </text:span>__________<text:span text:style-name="T4"> en profita pour entrer chez </text:span><text:span text:style-name="T7">le dieu forgeron</text:span><text:span text:style-name="T4"> et passer un moment agréable, au lit, avec </text:span>__________<text:span text:style-name="T4">. Là, un piège les attendait : le dieu des artisans, </text:span>__________<text:span text:style-name="T4">, avait en effet créé un filet qui tomba sur le lit et emprisonna les deux amoureux. </text:span><text:span text:style-name="T11">Du haut du ciel, </text:span>__________<text:span text:style-name="T4">, voyant que </text:span>__________<text:span text:style-name="T4"> était entré chez </text:span>__________<text:span text:style-name="T4">, alerta aussitôt ce dernier. Le filet tomba </text:span><text:span text:style-name="T12">alors </text:span><text:span text:style-name="T13">sur</text:span><text:span text:style-name="T4"> </text:span>__________<text:span text:style-name="T4"> et </text:span>__________<text:span text:style-name="T4"> </text:span><text:span text:style-name="T13">qui furent emprisonnés tels des poissons.</text:span></text:p>
      <text:p text:style-name="P12"><text:span text:style-name="T4"><text:tab/></text:span>__________<text:span text:style-name="T4"> arriva aussitôt après et alerta les autres dieux pour qu’ils viennent voir ce piteux spectacle. C’est </text:span>__________<text:span text:style-name="T4">, le dieu de la mer, qui insista pour que les deux amants soient relâché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4T18:53:10.055039637</meta:creation-date>
    <meta:generator>LibreOffice/7.1.4.2$Linux_X86_64 LibreOffice_project/10$Build-2</meta:generator>
    <dc:date>2021-06-14T19:12:26.454416420</dc:date>
    <meta:editing-duration>PT19M8S</meta:editing-duration>
    <meta:editing-cycles>25</meta:editing-cycles>
    <meta:document-statistic meta:table-count="0" meta:image-count="0" meta:object-count="0" meta:page-count="2" meta:paragraph-count="28" meta:word-count="925" meta:character-count="5416" meta:non-whitespace-character-count="4499"/>
  </office:meta>
</office:document-meta>
</file>